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draw:stroke-dash="Long_20_Dot" svg:stroke-width="0.159cm" svg:stroke-color="#000000" draw:marker-start-width="0.437cm" draw:marker-end-width="0.437cm" draw:fill="solid" draw:fill-color="#ffbf00" draw:opacity="100%" draw:textarea-horizontal-align="justify" draw:textarea-vertical-align="middle" draw:auto-grow-height="false" fo:min-height="7.087cm" fo:min-width="3.789cm" fo:padding-top="0.203cm" fo:padding-bottom="0.203cm" fo:padding-left="0.328cm" fo:padding-right="0.328cm"/>
    </style:style>
    <style:style style:name="gr2" style:family="graphic" style:parent-style-name="standard">
      <style:graphic-properties draw:stroke="none" draw:fill-color="#5983b0" draw:textarea-horizontal-align="justify" draw:textarea-vertical-align="middle" draw:auto-grow-height="false" fo:min-height="2.266cm" fo:min-width="2.016cm"/>
    </style:style>
    <style:style style:name="gr3" style:family="graphic" style:parent-style-name="standard">
      <style:graphic-properties draw:stroke="none" svg:stroke-color="#b7b3ca" draw:marker-start="" draw:fill-color="#729fcf" draw:textarea-horizontal-align="justify" draw:textarea-vertical-align="middle" draw:auto-grow-height="false" fo:min-height="10.18cm" fo:min-width="6.358cm"/>
    </style:style>
    <style:style style:name="gr4" style:family="graphic" style:parent-style-name="standard">
      <style:graphic-properties draw:stroke="none" draw:fill-color="#5eb91e" draw:textarea-vertical-align="middle" draw:shadow="hidden"/>
    </style:style>
    <style:style style:name="gr5" style:family="graphic" style:parent-style-name="standard">
      <style:graphic-properties draw:stroke="none" svg:stroke-color="#b7b3ca" draw:marker-start="" draw:fill-color="#5eb91e" draw:textarea-horizontal-align="justify" draw:textarea-vertical-align="middle" draw:auto-grow-height="false" fo:min-height="19.435cm" fo:min-width="3.691cm"/>
    </style:style>
    <style:style style:name="gr6" style:family="graphic" style:parent-style-name="standard">
      <style:graphic-properties draw:stroke="none" svg:stroke-color="#b7b3ca" draw:marker-start="" draw:fill-color="#468a1a" draw:textarea-horizontal-align="justify" draw:textarea-vertical-align="middle" draw:auto-grow-height="false" fo:min-height="5.084cm" fo:min-width="32.52cm"/>
    </style:style>
    <style:style style:name="gr7" style:family="graphic" style:parent-style-name="standard">
      <style:graphic-properties draw:stroke="none" draw:fill-color="#5eb91e" draw:textarea-vertical-align="middle"/>
    </style:style>
    <style:style style:name="gr8" style:family="graphic" style:parent-style-name="standard">
      <style:graphic-properties svg:stroke-width="0.159cm" svg:stroke-color="#000000" draw:marker-start-width="0.438cm" draw:marker-end-width="0.438cm" draw:fill="solid" draw:fill-color="#ffbf00" draw:textarea-horizontal-align="justify" draw:textarea-vertical-align="middle" draw:auto-grow-height="false" fo:min-height="11.022cm" fo:min-width="13.312cm" fo:padding-top="0.204cm" fo:padding-bottom="0.204cm" fo:padding-left="0.329cm" fo:padding-right="0.329cm"/>
    </style:style>
    <style:style style:name="gr9" style:family="graphic" style:parent-style-name="standard">
      <style:graphic-properties draw:stroke="solid" draw:stroke-dash="Long_20_Dot" svg:stroke-width="0.159cm" svg:stroke-color="#000000" draw:marker-start-width="0.437cm" draw:marker-end-width="0.437cm" draw:fill="solid" draw:fill-color="#ffbf00" draw:opacity="100%" draw:textarea-horizontal-align="justify" draw:textarea-vertical-align="middle" draw:auto-grow-height="false" fo:min-height="12.294cm" fo:min-width="19.664cm" fo:padding-top="0.203cm" fo:padding-bottom="0.203cm" fo:padding-left="0.328cm" fo:padding-right="0.328cm"/>
    </style:style>
    <style:style style:name="gr10" style:family="graphic" style:parent-style-name="objectwithoutfill">
      <style:graphic-properties draw:stroke="solid" draw:stroke-dash="Long_20_Dot"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b7b3ca" draw:marker-start="" draw:fill-color="#468a1a" draw:textarea-horizontal-align="justify" draw:textarea-vertical-align="middle" draw:auto-grow-height="false" fo:min-height="3.322cm" fo:min-width="13.597cm"/>
    </style:style>
    <style:style style:name="gr12" style:family="graphic" style:parent-style-name="standard">
      <style:graphic-properties svg:stroke-width="0.159cm" svg:stroke-color="#000000" draw:marker-start-width="0.438cm" draw:marker-end-width="0.438cm" draw:fill-color="#666666" draw:textarea-horizontal-align="justify" draw:textarea-vertical-align="middle" draw:auto-grow-height="false" fo:min-height="3.656cm" fo:min-width="3.406cm" fo:padding-top="0.204cm" fo:padding-bottom="0.204cm" fo:padding-left="0.329cm" fo:padding-right="0.329cm"/>
    </style:style>
    <style:style style:name="gr13" style:family="graphic" style:parent-style-name="standard">
      <style:graphic-properties draw:stroke="solid" draw:stroke-dash="Long_20_Dot" svg:stroke-width="0.159cm" svg:stroke-color="#000000" draw:marker-start-width="0.437cm" draw:marker-end-width="0.437cm" draw:fill="solid" draw:fill-color="#be480a" draw:opacity="100%" draw:textarea-horizontal-align="justify" draw:textarea-vertical-align="middle" draw:auto-grow-height="false" fo:min-height="1.245cm" fo:min-width="2.265cm" fo:padding-top="0.203cm" fo:padding-bottom="0.203cm" fo:padding-left="0.328cm" fo:padding-right="0.328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0.199cm" fo:min-width="0cm" fo:padding-top="0.178cm" fo:padding-bottom="0.178cm" fo:padding-left="0.303cm" fo:padding-right="0.303cm"/>
    </style:style>
    <style:style style:name="P1" style:family="paragraph">
      <loext:graphic-properties draw:fill="solid" draw:fill-color="#ffbf00" draw:opacity="100%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-color="#468a1a"/>
      <style:paragraph-properties fo:text-align="center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solid" draw:fill-color="#be480a" draw:opacity="100%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7.493cm" svg:x="20.701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556cm" svg:x="20.574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858cm" svg:height="10.43cm" svg:x="22.209cm" svg:y="5.191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14.096cm" svg:height="10.794cm" svg:x="0cm" svg:y="27.67cm" svg:viewBox="0 0 14097 10795" draw:points="12895,0 12895,5080 14097,4969 14097,10684 0,10795 0,0">
          <text:p/>
        </draw:polygon>
        <draw:custom-shape draw:style-name="gr5" draw:text-style-name="P4" draw:layer="layout" svg:width="4.191cm" svg:height="19.685cm" svg:x="28.829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3.02cm" svg:height="5.334cm" svg:x="0cm" svg:y="-0.016cm">
          <text:p/>
          <draw:enhanced-geometry svg:viewBox="0 0 21600 21600" draw:type="rectangle" draw:enhanced-path="M 0 0 L 21600 0 21600 21600 0 21600 0 0 Z N"/>
        </draw:custom-shape>
        <draw:polygon draw:style-name="gr7" draw:text-style-name="P4" draw:layer="layout" svg:width="18.287cm" svg:height="10.413cm" svg:x="0cm" svg:y="5.318cm" svg:viewBox="0 0 18288 10414" draw:points="18288,16 18288,4080 15337,6985 15337,8636 3451,8636 3451,10414 0,10414 0,0">
          <text:p/>
        </draw:polygon>
        <draw:custom-shape draw:style-name="gr8" draw:text-style-name="P6" draw:layer="layout" svg:width="13.97cm" svg:height="11.43cm" svg:x="12.557cm" svg:y="21.8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32cm" svg:height="12.7cm" svg:x="2.397cm" svg:y="15.478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.397cm" svg:y1="15.478cm" svg:x2="8.747cm" svg:y2="21.828cm">
          <text:p/>
        </draw:line>
        <draw:line draw:style-name="gr10" draw:text-style-name="P7" draw:layer="layout" svg:x1="8.747cm" svg:y1="21.828cm" svg:x2="16.367cm" svg:y2="21.828cm">
          <text:p/>
        </draw:line>
        <draw:line draw:style-name="gr10" draw:text-style-name="P7" draw:layer="layout" svg:x1="16.367cm" svg:y1="21.828cm" svg:x2="22.717cm" svg:y2="28.178cm">
          <text:p/>
        </draw:line>
        <draw:line draw:style-name="gr10" draw:text-style-name="P7" draw:layer="layout" svg:x1="2.397cm" svg:y1="28.178cm" svg:x2="8.747cm" svg:y2="21.828cm">
          <text:p/>
        </draw:line>
        <draw:line draw:style-name="gr10" draw:text-style-name="P7" draw:layer="layout" svg:x1="16.367cm" svg:y1="21.828cm" svg:x2="22.717cm" svg:y2="15.478cm">
          <text:p/>
        </draw:line>
        <draw:line draw:style-name="gr10" draw:text-style-name="P7" draw:layer="layout" svg:x1="21.447cm" svg:y1="28.178cm" svg:x2="26.527cm" svg:y2="33.258cm">
          <text:p/>
        </draw:line>
        <draw:line draw:style-name="gr10" draw:text-style-name="P7" draw:layer="layout" svg:x1="12.557cm" svg:y1="33.258cm" svg:x2="17.637cm" svg:y2="28.178cm">
          <text:p/>
        </draw:line>
        <draw:line draw:style-name="gr10" draw:text-style-name="P7" draw:layer="layout" svg:x1="22.717cm" svg:y1="25.638cm" svg:x2="26.527cm" svg:y2="21.828cm">
          <text:p/>
        </draw:line>
        <draw:custom-shape draw:style-name="gr11" draw:text-style-name="P5" draw:layer="layout" svg:width="14.097cm" svg:height="3.572cm" svg:x="0cm" svg:y="38.3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064cm" svg:height="4.064cm" svg:x="18.288cm" svg:y="5.20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8.288cm" svg:y1="9.271cm" svg:x2="22.352cm" svg:y2="5.207cm">
          <text:p/>
        </draw:line>
        <draw:line draw:style-name="gr10" draw:text-style-name="P7" draw:layer="layout" svg:x1="18.288cm" svg:y1="5.207cm" svg:x2="22.352cm" svg:y2="9.271cm">
          <text:p/>
        </draw:line>
        <draw:custom-shape draw:style-name="gr13" draw:text-style-name="P9" draw:layer="layout" svg:width="2.921cm" svg:height="1.651cm" svg:x="20.701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635cm" svg:height="0.635cm" svg:x="21.84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02cm" fo:page-height="41.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1:38:58.660790523</meta:creation-date>
    <dc:date>2021-04-08T17:54:48.413455270</dc:date>
    <meta:editing-duration>PT9H56M39S</meta:editing-duration>
    <meta:editing-cycles>10</meta:editing-cycles>
    <meta:generator>LibreOffice/6.4.6.2$Linux_X86_64 LibreOffice_project/40$Build-2</meta:generator>
    <meta:document-statistic meta:object-count="23"/>
  </office:meta>
</office:document-meta>
</file>